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0784in" text:min-label-width="0.3152in" text:list-level-position-and-space-mode="label-alignment">
          <style:list-level-label-alignment text:label-followed-by="listtab" fo:margin-left="0.3937in" fo:text-indent="-0.3152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ní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cs" style:country-asian="CZ"/>
    </style:style>
    <style:style style:name="P2" style:parent-style-name="Normální" style:family="paragraph">
      <style:paragraph-properties fo:margin-bottom="0in" fo:line-height="100%"/>
    </style:style>
    <style:style style:name="T3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4" style:parent-style-name="Normální" style:family="paragraph">
      <style:paragraph-properties fo:margin-top="0.0694in" fo:margin-bottom="0.0694in" fo:line-height="100%"/>
    </style:style>
    <style:style style:name="T5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6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7" style:parent-style-name="Normální" style:family="paragraph">
      <style:paragraph-properties fo:margin-top="0.0694in" fo:margin-bottom="0.0694in" fo:line-height="100%"/>
    </style:style>
    <style:style style:name="T8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9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0" style:parent-style-name="Normální" style:family="paragraph">
      <style:paragraph-properties fo:margin-top="0.0694in" fo:margin-bottom="0.0694in" fo:line-height="100%"/>
    </style:style>
    <style:style style:name="T11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12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3" style:parent-style-name="Normální" style:family="paragraph">
      <style:paragraph-properties fo:margin-top="0.0694in" fo:margin-bottom="0.0694in" fo:line-height="100%"/>
    </style:style>
    <style:style style:name="T14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15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16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7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8" style:parent-style-name="Normální" style:family="paragraph">
      <style:paragraph-properties fo:margin-top="0.0694in" fo:margin-bottom="0.0694in" fo:line-height="100%"/>
    </style:style>
    <style:style style:name="T19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20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21" style:parent-style-name="Normální" style:family="paragraph">
      <style:paragraph-properties fo:margin-bottom="0.0694in" fo:line-height="100%" fo:margin-left="1in">
        <style:tab-stops/>
      </style:paragraph-properties>
    </style:style>
    <style:style style:name="T22" style:parent-style-name="Standardnípísmoodstavce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cs" style:country-asian="CZ"/>
    </style:style>
    <style:style style:name="P23" style:parent-style-name="Normální" style:family="paragraph">
      <style:paragraph-properties fo:margin-bottom="0.0694in" fo:line-height="100%" fo:margin-left="1in">
        <style:tab-stops/>
      </style:paragraph-properties>
    </style:style>
    <style:style style:name="T24" style:parent-style-name="Standardnípísmoodstavce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cs" style:country-asian="CZ"/>
    </style:style>
    <style:style style:name="P25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26" style:parent-style-name="Normální" style:family="paragraph">
      <style:paragraph-properties fo:margin-top="0.0694in" fo:margin-bottom="0.0694in" fo:line-height="100%"/>
    </style:style>
    <style:style style:name="T27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28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29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30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31" style:parent-style-name="Normální" style:family="paragraph">
      <style:paragraph-properties fo:margin-top="0.0694in" fo:margin-bottom="0.0694in" fo:line-height="100%"/>
    </style:style>
    <style:style style:name="T32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33" style:parent-style-name="Standardnípísmoodstavce" style:family="text">
      <style:text-properties style:font-name="Segoe UI Emoji" style:font-name-asian="Times New Roman" style:font-name-complex="Segoe UI Emoji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34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35" style:parent-style-name="Normální" style:family="paragraph">
      <style:paragraph-properties fo:margin-top="0.0694in" fo:margin-bottom="0.0694in" fo:line-height="100%"/>
    </style:style>
    <style:style style:name="T36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37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38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39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40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cs" style:country-asian="CZ"/>
    </style:style>
    <style:style style:name="P41" style:parent-style-name="Normální" style:family="paragraph">
      <style:paragraph-properties fo:margin-top="0.0694in" fo:margin-bottom="0.0694in" fo:line-height="100%"/>
    </style:style>
    <style:style style:name="T42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43" style:parent-style-name="Normální" style:family="paragraph">
      <style:paragraph-properties fo:margin-top="0.0694in" fo:margin-bottom="0.0694in" fo:line-height="100%"/>
    </style:style>
    <style:style style:name="T44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45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46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47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48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49" style:parent-style-name="Normální" style:family="paragraph">
      <style:paragraph-properties fo:margin-top="0.0694in" fo:margin-bottom="0.0694in" fo:line-height="100%"/>
    </style:style>
    <style:style style:name="T50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51" style:parent-style-name="Normální" style:family="paragraph">
      <style:paragraph-properties fo:margin-top="0.0694in" fo:margin-bottom="0.0694in" fo:line-height="100%"/>
    </style:style>
    <style:style style:name="T52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53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54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55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56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57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58" style:parent-style-name="Normální" style:family="paragraph">
      <style:paragraph-properties fo:margin-top="0.0694in" fo:margin-bottom="0.0694in" fo:line-height="100%"/>
    </style:style>
    <style:style style:name="T59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60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61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62" style:parent-style-name="Normální" style:family="paragraph">
      <style:paragraph-properties fo:margin-top="0.0694in" fo:margin-bottom="0.0694in" fo:line-height="100%"/>
    </style:style>
    <style:style style:name="T63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64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65" style:parent-style-name="Normální" style:family="paragraph">
      <style:paragraph-properties fo:margin-top="0.0694in" fo:margin-bottom="0.0694in" fo:line-height="100%"/>
    </style:style>
    <style:style style:name="T66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67" style:parent-style-name="Normální" style:family="paragraph">
      <style:paragraph-properties fo:margin-top="0.0694in" fo:margin-bottom="0.0694in" fo:line-height="100%"/>
    </style:style>
    <style:style style:name="T68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69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70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71" style:parent-style-name="Normální" style:family="paragraph">
      <style:paragraph-properties fo:margin-bottom="0in" fo:line-height="100%"/>
    </style:style>
    <style:style style:name="T72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73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cs" style:country-asian="CZ"/>
    </style:style>
    <style:style style:name="P74" style:parent-style-name="Normální" style:family="paragraph">
      <style:paragraph-properties fo:margin-top="0.0694in" fo:margin-bottom="0.0694in" fo:line-height="100%"/>
    </style:style>
    <style:style style:name="T75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76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77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78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style:letter-kerning="false" fo:font-size="12pt" style:font-size-asian="12pt" style:font-size-complex="12pt" style:language-asian="cs" style:country-asian="CZ"/>
    </style:style>
    <style:style style:name="T79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80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81" style:parent-style-name="Normální" style:family="paragraph">
      <style:paragraph-properties fo:margin-top="0.0694in" fo:margin-bottom="0.0694in" fo:line-height="100%"/>
    </style:style>
    <style:style style:name="T82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83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84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85" style:parent-style-name="Normální" style:family="paragraph">
      <style:paragraph-properties fo:margin-top="0.0694in" fo:margin-bottom="0.0694in" fo:line-height="100%"/>
    </style:style>
    <style:style style:name="T86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87" style:parent-style-name="Standardnípísmoodstavce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cs" style:country-asian="CZ"/>
    </style:style>
    <style:style style:name="T88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89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90" style:parent-style-name="Normální" style:family="paragraph">
      <style:paragraph-properties fo:margin-top="0.0694in" fo:margin-bottom="0.0694in" fo:line-height="100%"/>
    </style:style>
    <style:style style:name="T91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92" style:parent-style-name="Normální" style:family="paragraph">
      <style:paragraph-properties fo:margin-top="0.0694in" fo:margin-bottom="0.0694in" fo:line-height="100%"/>
    </style:style>
    <style:style style:name="T93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94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95" style:parent-style-name="Normální" style:family="paragraph">
      <style:paragraph-properties fo:margin-bottom="0in" fo:line-height="100%"/>
    </style:style>
    <style:style style:name="T96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97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cs" style:country-asian="CZ"/>
    </style:style>
    <style:style style:name="P98" style:parent-style-name="Normální" style:family="paragraph">
      <style:paragraph-properties fo:margin-top="0.0694in" fo:margin-bottom="0.0694in" fo:line-height="100%"/>
    </style:style>
    <style:style style:name="T99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100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101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02" style:parent-style-name="Normální" style:family="paragraph">
      <style:paragraph-properties fo:margin-top="0.0694in" fo:margin-bottom="0.0694in" fo:line-height="100%"/>
    </style:style>
    <style:style style:name="T103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104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05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06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07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08" style:parent-style-name="Normální" style:family="paragraph">
      <style:paragraph-properties fo:margin-bottom="0.0694in" fo:line-height="100%" fo:margin-left="1in">
        <style:tab-stops/>
      </style:paragraph-properties>
    </style:style>
    <style:style style:name="T109" style:parent-style-name="Standardnípísmoodstavce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cs" style:country-asian="CZ"/>
    </style:style>
    <style:style style:name="P110" style:parent-style-name="Normální" style:family="paragraph">
      <style:paragraph-properties fo:margin-bottom="0.0694in" fo:line-height="100%" fo:margin-left="1in">
        <style:tab-stops/>
      </style:paragraph-properties>
    </style:style>
    <style:style style:name="T111" style:parent-style-name="Standardnípísmoodstavce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cs" style:country-asian="CZ"/>
    </style:style>
    <style:style style:name="P112" style:parent-style-name="Normální" style:family="paragraph">
      <style:paragraph-properties fo:margin-bottom="0in" fo:line-height="100%"/>
    </style:style>
    <style:style style:name="T113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14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cs" style:country-asian="CZ"/>
    </style:style>
    <style:style style:name="P115" style:parent-style-name="Normální" style:family="paragraph">
      <style:paragraph-properties fo:margin-top="0.0694in" fo:margin-bottom="0.0694in" fo:line-height="100%"/>
    </style:style>
    <style:style style:name="T116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117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cs" style:country-asian="CZ"/>
    </style:style>
    <style:style style:name="P118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19" style:parent-style-name="Normální" style:family="paragraph">
      <style:paragraph-properties fo:margin-top="0.0694in" fo:margin-bottom="0.0694in" fo:line-height="100%"/>
    </style:style>
    <style:style style:name="T120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121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22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23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24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25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cs" style:country-asian="CZ"/>
    </style:style>
    <style:style style:name="P126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27" style:parent-style-name="Normální" style:family="paragraph">
      <style:paragraph-properties fo:margin-top="0.0694in" fo:margin-bottom="0.0694in" fo:line-height="100%"/>
    </style:style>
    <style:style style:name="T128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129" style:parent-style-name="Normální" style:family="paragraph">
      <style:paragraph-properties fo:margin-top="0.0694in" fo:margin-bottom="0.0694in" fo:line-height="100%"/>
    </style:style>
    <style:style style:name="T130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131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132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33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34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35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36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37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38" style:parent-style-name="Normální" style:family="paragraph">
      <style:paragraph-properties fo:margin-top="0.0694in" fo:margin-bottom="0.0694in" fo:line-height="100%"/>
    </style:style>
    <style:style style:name="T139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140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41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42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43" style:parent-style-name="Normální" style:family="paragraph">
      <style:paragraph-properties fo:margin-top="0.0694in" fo:margin-bottom="0.0694in" fo:line-height="100%"/>
    </style:style>
    <style:style style:name="T144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145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46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47" style:parent-style-name="Normální" style:family="paragraph">
      <style:paragraph-properties fo:margin-top="0.0694in" fo:margin-bottom="0.0694in" fo:line-height="100%"/>
    </style:style>
    <style:style style:name="T148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149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50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51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52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53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54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cs" style:country-asian="CZ"/>
    </style:style>
    <style:style style:name="P155" style:parent-style-name="Normální" style:family="paragraph">
      <style:paragraph-properties fo:margin-top="0.0694in" fo:margin-bottom="0.0694in" fo:line-height="100%"/>
    </style:style>
    <style:style style:name="T156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157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158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59" style:parent-style-name="Normální" style:family="paragraph">
      <style:paragraph-properties fo:margin-top="0.0694in" fo:margin-bottom="0.0694in" fo:line-height="100%"/>
    </style:style>
    <style:style style:name="T160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161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162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draw:fill="none" draw:stroke="none"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draw:fill="none" draw:stroke="none"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h text:style-name="P1" text:outline-level="1">8. b) Myšlení Friedricha Nietzscheho</text:h>
      <text:p text:style-name="P2"><text:span text:style-name="T3"><draw:custom-shape svg:x="0in" svg:y="0in" svg:width="45.51042in" svg:height="0.00139in" draw:z-index="0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span></text:p>
      <text:p text:style-name="P4"><text:span text:style-name="T5"><draw:custom-shape svg:x="0in" svg:y="0in" svg:width="0.33333in" svg:height="0.33333in" draw:id="id1" draw:style-name="a1" draw:name="Obdélník 2" text:anchor-type="as-char"><svg:title/><svg:desc>Friedrich Nietzsche</svg:desc><draw:enhanced-geometry draw:type="non-primitive" svg:viewBox="0 0 21600 21600" draw:enhanced-path="M 0 0 L 21600 0 21600 21600 0 21600 Z N"/></draw:custom-shape></text:span></text:p>
      <text:p text:style-name="P6">Friedrich Nietzsche</text:p>
      <text:list text:style-name="LFO3" text:continue-numbering="true">
        <text:list-item>
          <text:p text:style-name="P7"><text:span text:style-name="T8">1844-1900, německý filosof, lingvist</text:span><text:span text:style-name="T9">a</text:span></text:p>
        </text:list-item>
        <text:list-item>
          <text:p text:style-name="P10"><text:span text:style-name="T11">prorok, se kterým se každý myslitel musí vyrovnat</text:span></text:p>
          <text:list text:continue-numbering="true">
            <text:list-item>
              <text:p text:style-name="P12">nelze ho přehlédnout, filosofové se od něj doráží</text:p>
            </text:list-item>
          </text:list>
        </text:list-item>
        <text:list-item>
          <text:p text:style-name="P13"><text:span text:style-name="T14">nepatří do žádné doby, je velmi nadčasový (velmi<text:s/></text:span><text:span text:style-name="T15">vzhlížel ke starému Řecku a jejich filosofii</text:span><text:span text:style-name="T16">)</text:span></text:p>
        </text:list-item>
        <text:list-item>
          <text:p text:style-name="P17">který je ve své době absolutně nepochopený</text:p>
        </text:list-item>
        <text:list-item>
          <text:p text:style-name="P18"><text:span text:style-name="T19">Původní profese byl<text:s/></text:span><text:span text:style-name="T20">lingvista se zaměřením na starou řečtinu a latinu</text:span></text:p>
        </text:list-item>
      </text:list>
      <text:p text:style-name="P21"><text:span text:style-name="T22">“Pokud existuje gramatika, existuje bůh.”</text:span></text:p>
      <text:p text:style-name="P23"><text:span text:style-name="T24">“Dbejte své mateřštiny, protože velké myšlenky vznikají jen v mateřštině. Obohacujte ji.”</text:span></text:p>
      <text:list text:style-name="LFO3" text:continue-numbering="true">
        <text:list-item>
          <text:list>
            <text:list-item>
              <text:p text:style-name="P25">nastoupil na univerzitní místo, kde bude učitelem. Ale právě proto, že nikam nepatřil, tak tam nebyl dlouho</text:p>
            </text:list-item>
          </text:list>
        </text:list-item>
        <text:list-item>
          <text:p text:style-name="P26"><text:span text:style-name="T27">Poté odchází<text:s/></text:span><text:span text:style-name="T28">nezávislý intelektuál</text:span><text:span text:style-name="T29">, který se živí soukromými hodinami a píše knihy</text:span></text:p>
        </text:list-item>
        <text:list-item>
          <text:p text:style-name="P30">nikdy neměl domov, přebýval po penzionech a levných hotelech</text:p>
        </text:list-item>
        <text:list-item>
          <text:p text:style-name="P31"><text:span text:style-name="T32">nikdy nenašel pravou lásku, ačkoli po ní toužil</text:span><text:span text:style-name="T33">🥺💔</text:span></text:p>
        </text:list-item>
        <text:list-item>
          <text:p text:style-name="P34">Nietzsche se také často vyjadřoval v aforismech (= vtipné postřehy)</text:p>
        </text:list-item>
        <text:list-item>
          <text:p text:style-name="P35"><text:span text:style-name="T36">pohrdá člověkem současné existence<text:s/></text:span><text:span text:style-name="T37">→</text:span><text:span text:style-name="T38">věří v koncept<text:s/></text:span><text:span text:style-name="T39">nadčlověka</text:span></text:p>
        </text:list-item>
      </text:list>
      <text:h text:style-name="P40" text:outline-level="3">Nadčlověk a nihilismus</text:h>
      <text:list text:style-name="LFO4" text:continue-numbering="true">
        <text:list-item>
          <text:p text:style-name="P41"><text:span text:style-name="T42">fillosofický pojem</text:span></text:p>
        </text:list-item>
        <text:list-item>
          <text:p text:style-name="P43"><text:span text:style-name="T44">vychází z<text:s/></text:span><text:span text:style-name="T45">evoluce</text:span><text:span text:style-name="T46"><text:s/>a předpokládá, že<text:s/></text:span><text:span text:style-name="T47">„člověk je cosi, co má býti překonáno“</text:span><text:span text:style-name="T48"><text:s/>jako i on překonal své předchůdce</text:span></text:p>
        </text:list-item>
        <text:list-item>
          <text:p text:style-name="P49"><text:span text:style-name="T50">entita nového typu</text:span></text:p>
        </text:list-item>
        <text:list-item>
          <text:p text:style-name="P51"><text:span text:style-name="T52">člověk se musí nejdříve rozložit,<text:s/></text:span><text:span text:style-name="T53">přichází nihilismus</text:span><text:span text:style-name="T54"><text:s/>(stav absolutního selhání a destrukce)<text:s/></text:span><text:span text:style-name="T55">z jehož popela vstane nadčlověk</text:span><text:span text:style-name="T56">, který tu ještě není</text:span></text:p>
        </text:list-item>
        <text:list-item>
          <text:p text:style-name="P57">Nietzsche vyzývá k aktivní účasti k překonání člověka, ptá se: „Co jste vykonali, aby byl překonán?“</text:p>
        </text:list-item>
        <text:list-item>
          <text:p text:style-name="P58"><text:span text:style-name="T59">také vyzývá:<text:s/></text:span><text:span text:style-name="T60">Věnujme se své tělesnosti</text:span><text:span text:style-name="T61"><text:s/>- pořád utíkáme duši, ale o těhle toho víme hrozně málo.<text:s/></text:span></text:p>
          <text:list text:continue-numbering="true">
            <text:list-item>
              <text:p text:style-name="P62"><text:span text:style-name="T63">opouští linii duše</text:span><text:span text:style-name="T64"><text:s/>(ne ducha) - věnujme se rozkoši, tanci, lehkosti</text:span></text:p>
            </text:list-item>
          </text:list>
        </text:list-item>
      </text:list>
      <text:p text:style-name="P65"><text:span text:style-name="T66">Konec života</text:span></text:p>
      <text:list text:style-name="LFO5" text:continue-numbering="true">
        <text:list-item>
          <text:p text:style-name="P67"><text:span text:style-name="T68">katatonie</text:span><text:span text:style-name="T69">=člověk se nedokáže pohnout, je to stav naprosté ztuhlosti</text:span></text:p>
        </text:list-item>
        <text:list-item>
          <text:p text:style-name="P70">o důvodech těchto katatonií se nevědělo, Nietzsche tedy trávil poslední rok života v ztuhlosti a nikdo mu nemohl pomoci</text:p>
        </text:list-item>
      </text:list>
      <text:soft-page-break/>
      <text:p text:style-name="P71"><text:span text:style-name="T72"><draw:custom-shape svg:x="0in" svg:y="0in" svg:width="45.51042in" svg:height="0.00139in" draw:z-index="0" draw:id="id2" draw:style-name="a2" draw:name="Horizontal Line 3" text:anchor-type="as-char"><svg:title/><svg:desc/><draw:enhanced-geometry draw:type="non-primitive" svg:viewBox="0 0 21600 21600" draw:enhanced-path="M 0 0 L 21600 0 21600 21600 0 21600 Z N"/></draw:custom-shape></text:span></text:p>
      <text:h text:style-name="P73" text:outline-level="3">Pojmové osoby Nietzscheho</text:h>
      <text:list text:style-name="LFO6" text:continue-numbering="true">
        <text:list-item>
          <text:p text:style-name="P74"><text:span text:style-name="T75">může být i<text:s/></text:span><text:span text:style-name="T76">opice</text:span><text:span text:style-name="T77"><text:s/>, bez velkých ideálů, drzá (ve svém filosofickém díle<text:s/></text:span><text:span text:style-name="T78">Tak pravil Zarathustra</text:span><text:span text:style-name="T79">)<text:s/></text:span></text:p>
          <text:list text:continue-numbering="true">
            <text:list-item>
              <text:p text:style-name="P80">pojednává o fiktivních cestách a učení perského  proroka Zarathustry</text:p>
            </text:list-item>
            <text:list-item>
              <text:p text:style-name="P81"><text:span text:style-name="T82">pevný etický kodex, odpor ke společnosti a křesťasntví (</text:span><text:span text:style-name="T83"><text:s/>„Bůh je mrtev“)</text:span><text:span text:style-name="T84">, důležitost individuální morálky</text:span></text:p>
            </text:list-item>
            <text:list-item>
              <text:p text:style-name="P85"><text:span text:style-name="T86">rozpracovává myšlenku :<text:s/></text:span><text:span text:style-name="T87">Věčný návrat téhož</text:span><text:span text:style-name="T88"><text:s/>(celek světa se v nekonečném čase opakuje - Urobos)</text:span></text:p>
            </text:list-item>
            <text:list-item>
              <text:p text:style-name="P89">Dionýsos</text:p>
            </text:list-item>
          </text:list>
        </text:list-item>
        <text:list-item>
          <text:p text:style-name="P90"><text:span text:style-name="T91">Dionýsos, Apollón</text:span></text:p>
        </text:list-item>
      </text:list>
      <text:p text:style-name="P92"><text:span text:style-name="T93"><draw:custom-shape svg:x="0in" svg:y="0in" svg:width="0.33333in" svg:height="0.33333in" draw:id="id3" draw:style-name="a3" draw:name="Obdélník 1" text:anchor-type="as-char"><svg:title/><svg:desc>Uroboros</svg:desc><draw:enhanced-geometry draw:type="non-primitive" svg:viewBox="0 0 21600 21600" draw:enhanced-path="M 0 0 L 21600 0 21600 21600 0 21600 Z N"/></draw:custom-shape></text:span></text:p>
      <text:p text:style-name="P94">Uroboros</text:p>
      <text:p text:style-name="P95"><text:span text:style-name="T96"><draw:custom-shape svg:x="0in" svg:y="0in" svg:width="45.51042in" svg:height="0.00139in" draw:z-index="0" draw:id="id4" draw:style-name="a4" draw:name="Horizontal Line 5" text:anchor-type="as-char"><svg:title/><svg:desc/><draw:enhanced-geometry draw:type="non-primitive" svg:viewBox="0 0 21600 21600" draw:enhanced-path="M 0 0 L 21600 0 21600 21600 0 21600 Z N"/></draw:custom-shape></text:span></text:p>
      <text:h text:style-name="P97" text:outline-level="3">Zaznamenání Gastona Bachelarda</text:h>
      <text:list text:style-name="LFO7" text:continue-numbering="true">
        <text:list-item>
          <text:p text:style-name="P98"><text:span text:style-name="T99">jeho filozofie se<text:s/></text:span><text:span text:style-name="T100">velmi blíží básnění</text:span></text:p>
        </text:list-item>
        <text:list-item>
          <text:p text:style-name="P101">o generaci mladší než Nietzsche</text:p>
        </text:list-item>
        <text:list-item>
          <text:p text:style-name="P102"><text:span text:style-name="T103">Píše o Nietzschem</text:span><text:span text:style-name="T104"><text:s/>jako o chodci po vrcholcích hor</text:span></text:p>
          <text:list text:continue-numbering="true">
            <text:list-item>
              <text:p text:style-name="P105">Je to totiž samotář, málokdo se v horách vyskytuje, chodí těžkým terénem. Vzdoruje protivětru a složitému terénu.</text:p>
            </text:list-item>
          </text:list>
        </text:list-item>
        <text:list-item>
          <text:p text:style-name="P106">Nietzsche se také často vyjadřoval v aforismech (= vtipné postřehy)</text:p>
        </text:list-item>
        <text:list-item>
          <text:p text:style-name="P107">nikdy nenašel pravou lásku, ačkoli po ní toužil</text:p>
        </text:list-item>
      </text:list>
      <text:p text:style-name="P108"><text:span text:style-name="T109">Muž má vždy mnoho důležitějších věcí na starost než-li se oženit.</text:span></text:p>
      <text:p text:style-name="P110"><text:span text:style-name="T111">Muži mají chodit do války a ženy ošetřovat rány.</text:span></text:p>
      <text:p text:style-name="P112"><text:span text:style-name="T113"><draw:custom-shape svg:x="0in" svg:y="0in" svg:width="45.51042in" svg:height="0.00139in" draw:z-index="0" draw:id="id5" draw:style-name="a5" draw:name="Horizontal Line 6" text:anchor-type="as-char"><svg:title/><svg:desc/><draw:enhanced-geometry draw:type="non-primitive" svg:viewBox="0 0 21600 21600" draw:enhanced-path="M 0 0 L 21600 0 21600 21600 0 21600 Z N"/></draw:custom-shape></text:span></text:p>
      <text:h text:style-name="P114" text:outline-level="2">Myšlení Friedricha Nietzscheho</text:h>
      <text:p text:style-name="P115"><text:span text:style-name="T116">Jeho myšlení se opírá o tyto aspekty:</text:span></text:p>
      <text:h text:style-name="P117" text:outline-level="3">1. Radost z diference</text:h>
      <text:list text:style-name="LFO8" text:continue-numbering="true">
        <text:list-item>
          <text:p text:style-name="P118">radost z odlišnosti, jinakosti - přitakání každému jinak, mimo a ne každému jako tvůrčímu členu</text:p>
        </text:list-item>
        <text:list-item>
          <text:p text:style-name="P119"><text:span text:style-name="T120">tvořím sám sebe jako něco výjimečného</text:span></text:p>
        </text:list-item>
        <text:list-item>
          <text:p text:style-name="P121">velká osobnost<text:s/></text:p>
          <text:list text:continue-numbering="true">
            <text:list-item>
              <text:p text:style-name="P122">má mít určitou dávku naivity</text:p>
            </text:list-item>
            <text:list-item>
              <text:p text:style-name="P123">není vychytralá, vypočítává - přistupuje k věcem čistě</text:p>
            </text:list-item>
            <text:list-item>
              <text:p text:style-name="P124">patří k ní frivolnost (=určitá výstřednost, okázalost, provokativnost) + řadí se k tomu pěkné chování a dobré způsoby</text:p>
            </text:list-item>
          </text:list>
        </text:list-item>
      </text:list>
      <text:h text:style-name="P125" text:outline-level="3">2. Vůle k moci</text:h>
      <text:list text:style-name="LFO9" text:continue-numbering="true">
        <text:list-item>
          <text:p text:style-name="P126">Nietzsche používá temín “vůle k moci”</text:p>
        </text:list-item>
        <text:list-item>
          <text:p text:style-name="P127"><text:span text:style-name="T128">Vůle k moci znamená vůle k životu a tvorbě</text:span></text:p>
        </text:list-item>
        <text:list-item>
          <text:p text:style-name="P129"><text:span text:style-name="T130">dělí lidi na<text:s/></text:span><text:span text:style-name="T131">aristokraty a otroky</text:span><text:span text:style-name="T132"><text:s/></text:span></text:p>
          <text:list text:continue-numbering="true">
            <text:list-item>
              <text:p text:style-name="P133">Aristokrat ducha - příslušník silné vůle a vůle k moci. Jde o životní hodnoty: vzdělanost, estetika, práce na sobě, nemusí být bohatý</text:p>
            </text:list-item>
            <text:list-item>
              <text:p text:style-name="P134">Aristokratů je vždy méně.</text:p>
            </text:list-item>
            <text:list-item>
              <text:p text:style-name="P135">Společnost je v zajetí hodnot otroků.</text:p>
            </text:list-item>
            <text:list-item>
              <text:p text:style-name="P136">Otrok může být hodně bohatý, ale jaké jsou jeho hodnoty? Auta, baráky. Ale k čemu ti to je když seš blbej.</text:p>
            </text:list-item>
            <text:list-item>
              <text:p text:style-name="P137">Otroci společnosti vnucují své hodnoty.</text:p>
            </text:list-item>
          </text:list>
        </text:list-item>
      </text:list>
      <text:p text:style-name="P138"><text:span text:style-name="T139">Lidská existence je omluvitelná pouze jakožto jev estetický.</text:span></text:p>
      <text:list text:style-name="LFO10" text:continue-numbering="true">
        <text:list-item>
          <text:p text:style-name="P140">člověk by měl stále myslet na to, že všechno co dělá, je krásné</text:p>
        </text:list-item>
        <text:list-item>
          <text:p text:style-name="P141">tvořit sebe jako umělecké dílo (jako v antice</text:p>
        </text:list-item>
      </text:list>
      <text:p text:style-name="P142">člověk je omluvitelný pouze pokud buduje svou existenci v krásnu/ buduje se do krásné bytosti</text:p>
      <text:p text:style-name="P143"><text:span text:style-name="T144">Vůle k moci znamená vůle k životu a tvorbě</text:span></text:p>
      <text:p text:style-name="P145">Afirmace = žiji svůj život afirmativně, kreativně (tvořivý způsob života)</text:p>
      <text:list text:style-name="LFO11" text:continue-numbering="true">
        <text:list-item>
          <text:p text:style-name="P146">nejvyšší kategorie Nietzscheho je umělec - něco tvořit je nejvyšší způsob lidství.</text:p>
        </text:list-item>
      </text:list>
      <text:p text:style-name="P147"><text:span text:style-name="T148">“Slabí drtí silné”</text:span></text:p>
      <text:list text:style-name="LFO12" text:continue-numbering="true">
        <text:list-item>
          <text:p text:style-name="P149">je jich víc a furt fňukají a dožadují se soucitu<text:s/></text:p>
          <text:list text:continue-numbering="true">
            <text:list-item>
              <text:p text:style-name="P150">každý aristokrat sám pro sebe musí uvážit kolik soucitu chce věnovat slabším (otrokům)</text:p>
            </text:list-item>
          </text:list>
        </text:list-item>
      </text:list>
      <text:p text:style-name="P151">mít nepřátelství a válka je lidská cnost</text:p>
      <text:list text:style-name="LFO13" text:continue-numbering="true">
        <text:list-item>
          <text:p text:style-name="P152">velká ctnost</text:p>
        </text:list-item>
        <text:list-item>
          <text:p text:style-name="P153">Když na to přijde, vyhlásit válku.</text:p>
        </text:list-item>
      </text:list>
      <text:h text:style-name="P154" text:outline-level="3">Vděčnost zemi a životu</text:h>
      <text:list text:style-name="LFO14" text:continue-numbering="true">
        <text:list-item>
          <text:p text:style-name="P155"><text:span text:style-name="T156">velmi<text:s/></text:span><text:span text:style-name="T157">citlivě vnímá přírodu</text:span></text:p>
        </text:list-item>
        <text:list-item>
          <text:p text:style-name="P158">štěstí je skryto v instinktech, v naši přírodní stránce</text:p>
        </text:list-item>
        <text:list-item>
          <text:p text:style-name="P159"><text:span text:style-name="T160">štěstí je schované v jídle, pití, sexu a přírodě -<text:s/></text:span><text:span text:style-name="T161">Dionýsovský princip</text:span></text:p>
        </text:list-item>
        <text:list-item>
          <text:p text:style-name="P162">Chvíle - štěstí je hodovat s přáteli nebo splynout s druhou osobou</text:p>
        </text:list-item>
      </text:list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y1" style:display-name="Nadpisy1" style:family="paragraph" style:parent-style-name="Nadpis1" style:next-style-name="Nadpis1" style:default-outline-level="1">
      <style:paragraph-properties fo:margin-left="0.3937in" fo:text-indent="-0.3152in">
        <style:tab-stops>
          <style:tab-stop style:type="left" style:position="0.1062in"/>
        </style:tab-stops>
      </style:paragraph-properties>
      <style:text-properties style:font-name="Times New Roman" fo:font-weight="bold" style:font-weight-asian="bold" fo:hyphenate="false"/>
    </style:style>
    <style:style style:name="Normální" style:display-name="Normální" style:family="paragraph">
      <style:text-properties fo:hyphenate="false"/>
    </style: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adpis2" style:display-name="Nadpis 2" style:family="paragraph" style:parent-style-name="Normální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cs" style:country-asian="CZ" fo:hyphenate="false"/>
    </style:style>
    <style:style style:name="Nadpis3" style:display-name="Nadpis 3" style:family="paragraph" style:parent-style-name="Normální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cs" style:country-asian="CZ" fo:hyphenate="false"/>
    </style:style>
    <style:style style:name="Standardnípísmoodstavce" style:display-name="Standardní písmo odstavce" style:family="text"/>
    <style:style style:name="Nadpisy1Char" style:display-name="Nadpisy1 Char" style:family="text" style:parent-style-name="Nadpis1Char">
      <style:text-properties style:font-name="Times New Roman" style:font-name-asian="Times New Roman" style:font-name-complex="Times New Roman" fo:font-weight="bold" style:font-weight-asian="bold" fo:color="#2F5496" fo:font-size="16pt" style:font-size-asian="16pt" style:font-size-complex="16pt"/>
    </style:style>
    <style:style style:name="Nadpis1Char" style:display-name="Nadpis 1 Char" style:family="text" style:parent-style-name="Standardnípísmoodstavce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adpis2Char" style:display-name="Nadpis 2 Char" style:family="text" style:parent-style-name="Standardnípísmoodstavce"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cs" style:country-asian="CZ"/>
    </style:style>
    <style:style style:name="Nadpis3Char" style:display-name="Nadpis 3 Char" style:family="text" style:parent-style-name="Standardnípísmoodstavce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cs" style:country-asian="CZ"/>
    </style:style>
    <style:style style:name="Silné" style:display-name="Silné" style:family="text" style:parent-style-name="Standardnípísmoodstavce">
      <style:text-properties fo:font-weight="bold" style:font-weight-asian="bold" style:font-weight-complex="bold"/>
    </style:style>
    <style:style style:name="Normálníweb" style:display-name="Normální (web)" style:family="paragraph" style:parent-style-name="Normální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 fo:hyphenate="false"/>
    </style:style>
    <style:style style:name="Zdůraznění" style:display-name="Zdůraznění" style:family="text" style:parent-style-name="Standardnípísmoodstavce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1LVL1" style:family="text">
      <style:text-properties fo:font-size="16pt" style:font-size-asian="16pt" style:font-size-complex="16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0784in" text:min-label-width="0.3152in" text:list-level-position-and-space-mode="label-alignment">
          <style:list-level-label-alignment text:label-followed-by="listtab" fo:margin-left="0.3937in" fo:text-indent="-0.3152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ÝBORNÝ Jan</meta:initial-creator>
    <dc:creator>VÝBORNÝ Jan</dc:creator>
    <meta:creation-date>2023-05-08T13:07:00Z</meta:creation-date>
    <dc:date>2023-05-08T13:08:00Z</dc:date>
    <meta:template xlink:href="Normal.dotm" xlink:type="simple"/>
    <meta:editing-cycles>1</meta:editing-cycles>
    <meta:editing-duration>PT60S</meta:editing-duration>
    <meta:document-statistic meta:page-count="3" meta:paragraph-count="130" meta:word-count="674" meta:character-count="4433" meta:row-count="144" meta:non-whitespace-character-count="3889"/>
  </office:meta>
</office:document-meta>
</file>